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EDB464585C5F577EB.png" manifest:media-type="image/png"/>
  <manifest:file-entry manifest:full-path="Pictures/10000000000000700000006BB5CB1BFFE89C2A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eeeeee" draw:textarea-horizontal-align="justify" draw:textarea-vertical-align="middle" draw:auto-grow-height="false" fo:min-height="5.25cm" fo:min-width="18.5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3.85cm" fo:min-width="7cm"/>
    </style:style>
    <style:style style:name="gr3" style:family="graphic" style:parent-style-name="standard">
      <style:graphic-properties draw:textarea-horizontal-align="justify" draw:textarea-vertical-align="middle" draw:auto-grow-height="false" fo:min-height="2.457cm" fo:min-width="1.513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457cm" fo:min-width="1.513cm"/>
    </style:style>
    <style:style style:name="gr5" style:family="graphic" style:parent-style-name="standard">
      <style:graphic-properties svg:stroke-color="#ff99cc" draw:fill-color="#ffcccc" draw:textarea-horizontal-align="justify" draw:textarea-vertical-align="middle" draw:auto-grow-height="false" fo:min-height="1.092cm" fo:min-width="1.513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3.85cm" fo:min-width="1.5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2.457cm" fo:min-width="1.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9cm"/>
    </style:style>
    <style:style style:name="gr10" style:family="graphic" style:parent-style-name="standard" style:list-style-name="L1">
      <style:graphic-properties svg:stroke-color="#ff99cc" draw:fill-color="#ffcccc" draw:textarea-horizontal-align="justify" draw:textarea-vertical-align="middle" draw:auto-grow-height="false" fo:min-height="1.092cm" fo:min-width="1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41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983cm" fo:min-width="2.507cm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ff99cc" draw:fill-color="#ffcccc" draw:textarea-horizontal-align="justify" draw:textarea-vertical-align="middle" draw:auto-grow-height="false" fo:min-height="2.206cm" fo:min-width="2.94cm"/>
    </style:style>
    <style:style style:name="gr17" style:family="graphic" style:parent-style-name="standard">
      <style:graphic-properties svg:stroke-color="#ff99cc" draw:fill-color="#ffcc99" draw:textarea-horizontal-align="justify" draw:textarea-vertical-align="middle" draw:auto-grow-height="false" fo:min-height="3.305cm" fo:min-width="4.806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2.05cm" fo:min-width="6.3cm"/>
    </style:style>
    <style:style style:name="gr20" style:family="graphic" style:parent-style-name="objectwithoutfill">
      <style:graphic-properties svg:stroke-color="#3333ff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0pt" style:font-size-asian="18pt" style:font-size-complex="1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-color="#dddddd"/>
      <style:paragraph-properties fo:text-align="start">
        <style:tab-stops/>
      </style:paragraph-properties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loext:graphic-properties draw:fill-color="#cccccc"/>
      <style:paragraph-properties fo:text-align="start"/>
      <style:text-properties fo:font-size="10pt" style:font-size-asian="18pt" style:font-size-complex="18pt"/>
    </style:style>
    <style:style style:name="P7" style:family="paragraph">
      <loext:graphic-properties draw:fill-color="#ffcccc"/>
      <style:paragraph-properties fo:text-align="start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-color="#ffcccc"/>
      <style:paragraph-properties fo:text-align="start"/>
      <style:text-properties style:font-name="Liberation Sans" fo:font-size="10pt" style:letter-kerning="true" style:font-name-asian="Noto Sans CJK SC Regular" style:font-size-asian="18pt" style:font-name-complex="FreeSans" style:font-size-complex="18pt"/>
    </style:style>
    <style:style style:name="P11" style:family="paragraph">
      <loext:graphic-properties draw:fill-color="#ffcc99"/>
      <style:paragraph-properties fo:text-align="start"/>
      <style:text-properties fo:font-size="10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Liberation Sans" fo:font-size="10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font-size="10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/>
      <draw:page draw:name="page2" draw:style-name="dp1" draw:master-page-name="Standard">
        <draw:custom-shape draw:style-name="gr1" draw:text-style-name="P2" draw:layer="layout" svg:width="19cm" svg:height="5.5cm" svg:x="1cm" svg:y="21.9cm">
          <text:p text:style-name="P1"><text:span text:style-name="T1">Customer</text:span><text:span text:style-name="T1">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5.5cm" svg:x="1cm" svg:y="9cm">
          <text:p text:style-name="P1"><text:span text:style-name="T1">Orga</text:span><text:span text:style-name="T1">nisati</text:span><text:span text:style-name="T1">ons: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5.5cm" svg:x="1cm" svg:y="15.7cm">
          <text:p text:style-name="P1"><text:span text:style-name="T1">Block</text:span><text:span text:style-name="T1">chai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7.5cm" svg:height="4.1cm" svg:x="3.9cm" svg:y="16.7cm">
          <text:p text:style-name="P3"><text:span text:style-name="T1">Block No 1234 <text:s text:c="4"/></text:span><text:span text:style-name="T1">Time 12.1.18 </text:span><text:span text:style-name="T1">20:03</text:span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13cm" svg:height="2.707cm" draw:transform="skewX (0.00436332312998583) rotate (0.00593411945678072) translate (4.256cm 17.764cm)">
          <text:p text:style-name="P1"><text:span text:style-name="T1">Trans</text:span><text:span text:style-name="T1">actio</text:span><text:span text:style-name="T1">n</text:span></text:p>
          <text:p text:style-name="P1"><text:span text:style-name="T1"/></text:p>
          <text:p text:style-name="P1"><text:span text:style-name="T1">Item </text:span><text:span text:style-name="T1">xyz</text:span></text:p>
          <text:p text:style-name="P1"><text:span text:style-name="T1">Owne</text:span><text:span text:style-name="T1">r:</text:span></text:p>
          <text:p text:style-name="P1"><text:span text:style-name="T1">Statu</text:span><text:span text:style-name="T1">s a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" draw:id="id5" draw:layer="layout" svg:width="2.013cm" svg:height="2.707cm" draw:transform="skewX (0.00436332312998583) rotate (0.00593411945678072) translate (4.256cm 17.764cm)">
          <text:p text:style-name="P1"><text:span text:style-name="T1">Transaction</text:span></text:p>
          <text:p text:style-name="P1"><text:span text:style-name="T1"/></text:p>
          <text:p text:style-name="P1"><text:span text:style-name="T1">Item xyz</text:span></text:p>
          <text:p text:style-name="P1"><text:span text:style-name="T1">Owner:M</text:span></text:p>
          <text:p text:style-name="P1"><text:span text:style-name="T1">Status a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6.556cm 17.764cm)"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8.856cm 17.764cm)">
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.5cm" svg:height="4.1cm" svg:x="12.1cm" svg:y="16.7cm">
          <text:p text:style-name="P3"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N</text:span><text:span text:style-name="T1">o</text:span><text:span text:style-name="T1"> </text:span><text:span text:style-name="T1">1</text:span><text:span text:style-name="T1">2</text:span><text:span text:style-name="T1">3</text:span><text:span text:style-name="T1">5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T</text:span><text:span text:style-name="T1">i</text:span><text:span text:style-name="T1">m</text:span><text:span text:style-name="T1">e</text:span><text:span text:style-name="T1"> </text:span><text:span text:style-name="T1">1</text:span><text:span text:style-name="T1">2</text:span><text:span text:style-name="T1">.</text:span><text:span text:style-name="T1">1</text:span><text:span text:style-name="T1">.</text:span><text:span text:style-name="T1">1</text:span><text:span text:style-name="T1">8</text:span><text:span text:style-name="T1"> </text:span><text:span text:style-name="T1">2</text:span><text:span text:style-name="T1">0</text:span><text:span text:style-name="T1">:</text:span><text:span text:style-name="T1">0</text:span><text:span text:style-name="T1">5</text:span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13cm" svg:height="2.707cm" draw:transform="skewX (0.00436332312998583) rotate (0.00593411945678072) translate (12.456cm 17.764cm)">
          <text:p text:style-name="P1"><text:span text:style-name="T1">Tra</text:span><text:span text:style-name="T1">ns</text:span><text:span text:style-name="T1">act</text:span><text:span text:style-name="T1">ion</text:span></text:p>
          <text:p text:style-name="P1"><text:span text:style-name="T1"/></text:p>
          <text:p text:style-name="P1"><text:span text:style-name="T1">Ite</text:span><text:span text:style-name="T1">m </text:span><text:span text:style-name="T1">xy</text:span><text:span text:style-name="T1">z</text:span></text:p>
          <text:p text:style-name="P1"><text:span text:style-name="T1">Ow</text:span><text:span text:style-name="T1">ner</text:span><text:span text:style-name="T1">:</text:span></text:p>
          <text:p text:style-name="P1"><text:span text:style-name="T1">St</text:span><text:span text:style-name="T1">atu</text:span><text:span text:style-name="T1">s a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7" draw:id="id7" draw:layer="layout" svg:width="2.013cm" svg:height="2.707cm" draw:transform="skewX (0.00436332312998583) rotate (0.00593411945678072) translate (12.456cm 17.764cm)">
          <text:p text:style-name="P1"><text:span text:style-name="T1">Transaction</text:span></text:p>
          <text:p text:style-name="P1"><text:span text:style-name="T1"/></text:p>
          <text:p text:style-name="P1"><text:span text:style-name="T1">Item xyz</text:span></text:p>
          <text:p text:style-name="P1"><text:span text:style-name="T1">Owner: N</text:span></text:p>
          <text:p text:style-name="P1"><text:span text:style-name="T1">Status b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14.9cm 17.793cm)">
          <text:p text:style-name="P1"><text:span text:style-name="T1">Tra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17.056cm 17.764cm)">
          <text:p text:style-name="P1"><text:span text:style-name="T1">Tra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4" draw:id="id4" draw:layer="layout" svg:width="2.013cm" svg:height="1.342cm" draw:transform="skewX (0.00453785605518526) rotate (0.00593411945678072) translate (2.356cm 9.964cm)">
          <text:p text:style-name="P1"><text:span text:style-name="T1">Account</text:span></text:p>
          <text:p text:style-name="P1"><text:span text:style-name="T1">Firm</text:span></text:p>
          <text:p text:style-name="P1"><text:span text:style-name="T1">Owner: 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1.4cm" svg:y1="18.75cm" svg:x2="12.1cm" svg:y2="18.75cm" draw:start-shape="id1" draw:start-glue-point="1" draw:end-shape="id2" draw:end-glue-point="3" svg:d="M11400 18750h700" svg:viewBox="0 0 701 1">
          <text:p/>
        </draw:connector>
        <draw:g xml:id="id3" draw:id="id3">
          <draw:custom-shape draw:style-name="gr7" draw:text-style-name="P4" draw:layer="layout" svg:width="2cm" svg:height="4.1cm" svg:x="1.1cm" svg:y="16.7cm">
            <text:p text:style-name="P3"><text:span text:style-name="T1">18 20:01</text:span></text:p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</draw:g>
        <draw:connector draw:style-name="gr6" draw:text-style-name="P8" draw:layer="layout" draw:type="line" svg:x1="3.1cm" svg:y1="18.75cm" svg:x2="3.9cm" svg:y2="18.75cm" draw:start-shape="id3" draw:start-glue-point="1" svg:d="M3100 18750h800" svg:viewBox="0 0 801 1">
          <text:p/>
        </draw:connector>
        <draw:connector draw:style-name="gr6" draw:text-style-name="P8" draw:layer="layout" draw:type="curve" svg:x1="3.364cm" svg:y1="11.3cm" svg:x2="5.262cm" svg:y2="17.758cm" draw:start-shape="id4" draw:start-glue-point="2" draw:end-shape="id5" draw:end-glue-point="0" svg:d="M3364 11300c0 4843 1898 1615 1898 6458" svg:viewBox="0 0 1899 6459">
          <text:p/>
        </draw:connector>
        <draw:custom-shape draw:style-name="gr8" draw:text-style-name="P6" draw:layer="layout" svg:width="1.59cm" svg:height="2.707cm" draw:transform="skewX (0.00436332312998582) rotate (0.00593411945678072) translate (1.098cm 17.775cm)">
          <text:p text:style-name="P1"><text:span text:style-name="T1">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2.589cm" svg:height="0.645cm" svg:x="3.6cm" svg:y="11.8cm">
          <draw:text-box>
            <text:p><text:span text:style-name="T1">Produce Item</text:span></text:p>
          </draw:text-box>
        </draw:frame>
        <draw:custom-shape draw:style-name="gr10" draw:text-style-name="P10" xml:id="id6" draw:id="id6" draw:layer="layout" svg:width="2.013cm" svg:height="1.342cm" draw:transform="skewX (0.00453785605518526) rotate (0.00593411945678072) translate (9.856cm 9.964cm)">
          <text:p text:style-name="P1"><text:span text:style-name="T2">Account</text:span></text:p>
          <text:p text:style-name="P1"><text:span text:style-name="T2">Firm</text:span></text:p>
          <text:p text:style-name="P1"><text:span text:style-name="T2">Owner: 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2.373cm" svg:height="0.645cm" svg:x="10.8cm" svg:y="11.8cm">
          <draw:text-box>
            <text:p><text:span text:style-name="T1">Deliver Item</text:span></text:p>
          </draw:text-box>
        </draw:frame>
        <draw:connector draw:style-name="gr6" draw:text-style-name="P8" draw:layer="layout" draw:type="curve" svg:x1="10.864cm" svg:y1="11.3cm" svg:x2="13.462cm" svg:y2="17.758cm" draw:start-shape="id6" draw:start-glue-point="2" draw:end-shape="id7" draw:end-glue-point="0" svg:d="M10864 11300c0 4843 2598 1615 2598 6458" svg:viewBox="0 0 2599 6459">
          <text:p/>
        </draw:connector>
        <draw:custom-shape draw:style-name="gr2" draw:text-style-name="P4" xml:id="id8" draw:id="id8" draw:layer="layout" svg:width="7.5cm" svg:height="4.1cm" svg:x="3.9cm" svg:y="22.8cm">
          <text:p text:style-name="P3"><text:span text:style-name="T1">Browser <text:s text:c="37"/>12.1.18 20:04</text:span></text:p>
          <text:p text:style-name="P3"><text:span text:style-name="T3">www.TT_Blockexporer.com</text:span></text:p>
          <text:p text:style-name="P3"><text:span text:style-name="T1"/></text:p>
          <text:p text:style-name="P3"><text:span text:style-name="T1">Item: </text:span><text:span text:style-name="T1"><text:tab/></text:span><text:span text:style-name="T1"><text:tab/></text:span><text:span text:style-name="T1"><text:tab/></text:span><text:span text:style-name="T1">xyz</text:span></text:p>
          <text:p text:style-name="P3"><text:span text:style-name="T1">Produced by: </text:span><text:span text:style-name="T1"><text:tab/></text:span><text:span text:style-name="T1">Firm M</text:span></text:p>
          <text:p text:style-name="P3"><text:span text:style-name="T1">Produced at: </text:span><text:span text:style-name="T1"><text:tab/></text:span><text:span text:style-name="T1">12.1.18 20:03</text:span></text:p>
          <text:p text:style-name="P3"><text:span text:style-name="T1">Delivered to: </text:span><text:span text:style-name="T1"><text:tab/></text:span><text:span text:style-name="T1">---</text:span></text:p>
          <text:p text:style-name="P3"><text:span text:style-name="T1">Delivered at: </text:span><text:span text:style-name="T1"><text:tab/></text:span><text:span text:style-name="T1">---</text:span></text:p>
          <text:p text:style-name="P3"><text:span text:style-name="T1">Sold by: <text:s text:c="2"/></text:span><text:span text:style-name="T1"><text:tab/></text:span><text:span text:style-name="T1">---</text:span></text:p>
          <text:p text:style-name="P3"><text:span text:style-name="T1">Sold at: </text:span><text:span text:style-name="T1"><text:tab/></text:span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7.65cm" svg:y1="22.8cm" svg:x2="5.266cm" svg:y2="20.465cm" draw:start-shape="id8" draw:end-shape="id5" draw:end-glue-point="2" svg:d="M7650 22800c0-1747-2384-580-2384-2335" svg:viewBox="0 0 2385 2336">
          <text:p/>
        </draw:connector>
        <draw:custom-shape draw:style-name="gr2" draw:text-style-name="P4" xml:id="id9" draw:id="id9" draw:layer="layout" svg:width="7.5cm" svg:height="4.1cm" svg:x="12cm" svg:y="22.8cm">
          <text:p text:style-name="P3"><text:span text:style-name="T1">Browser <text:s text:c="37"/>12.1.18 20:06</text:span></text:p>
          <text:p text:style-name="P3"><text:span text:style-name="T3">www.TT_Blockexporer.com</text:span></text:p>
          <text:p text:style-name="P3"><text:span text:style-name="T1"/></text:p>
          <text:p text:style-name="P3"><text:span text:style-name="T1">Item: </text:span><text:span text:style-name="T1"><text:tab/></text:span><text:span text:style-name="T1"><text:tab/></text:span><text:span text:style-name="T1"><text:tab/></text:span><text:span text:style-name="T1">xyz</text:span></text:p>
          <text:p text:style-name="P3"><text:span text:style-name="T1">Produced by: </text:span><text:span text:style-name="T1"><text:tab/></text:span><text:span text:style-name="T1">Firm M</text:span></text:p>
          <text:p text:style-name="P3"><text:span text:style-name="T1">Produced at: </text:span><text:span text:style-name="T1"><text:tab/></text:span><text:span text:style-name="T1">12.1.18 20:03</text:span></text:p>
          <text:p text:style-name="P3"><text:span text:style-name="T1">Delivered to: </text:span><text:span text:style-name="T1"><text:tab/></text:span><text:span text:style-name="T1">Firm N</text:span></text:p>
          <text:p text:style-name="P3"><text:span text:style-name="T1">Delivered at: </text:span><text:span text:style-name="T1"><text:tab/></text:span><text:span text:style-name="T1">12.1.18 20:05</text:span></text:p>
          <text:p text:style-name="P3"><text:span text:style-name="T1">Sold by: <text:s text:c="2"/></text:span><text:span text:style-name="T1"><text:tab/></text:span><text:span text:style-name="T1">---</text:span></text:p>
          <text:p text:style-name="P3"><text:span text:style-name="T1">Sold at: </text:span><text:span text:style-name="T1"><text:tab/></text:span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5.75cm" svg:y1="22.8cm" svg:x2="13.466cm" svg:y2="20.465cm" draw:start-shape="id9" draw:start-glue-point="0" draw:end-shape="id7" draw:end-glue-point="2" svg:d="M15750 22800c0-1747-2284-580-2284-2335" svg:viewBox="0 0 2285 2336">
          <text:p/>
        </draw:connector>
        <draw:connector draw:style-name="gr6" draw:text-style-name="P8" draw:layer="layout" draw:type="curve" svg:x1="15.75cm" svg:y1="22.8cm" svg:x2="5.266cm" svg:y2="20.465cm" draw:start-shape="id9" draw:start-glue-point="0" draw:end-shape="id5" draw:end-glue-point="2" svg:d="M15750 22800c0-1747-10484-580-10484-2335" svg:viewBox="0 0 10485 2336">
          <text:p/>
        </draw:connector>
        <draw:frame draw:style-name="gr12" draw:text-style-name="P9" draw:layer="layout" svg:width="2.441cm" svg:height="0.645cm" svg:x="3.501cm" svg:y="21.201cm">
          <draw:text-box>
            <text:p><text:span text:style-name="T1">Request xyz</text:span></text:p>
          </draw:text-box>
        </draw:frame>
        <draw:frame draw:style-name="gr12" draw:text-style-name="P9" draw:layer="layout" svg:width="2.441cm" svg:height="0.645cm" svg:x="14.959cm" svg:y="21.155cm">
          <draw:text-box>
            <text:p><text:span text:style-name="T1">Request xyz</text:span></text:p>
          </draw:text-box>
        </draw:frame>
        <draw:g xml:id="id10" draw:id="id10">
          <draw:custom-shape draw:style-name="gr13" draw:text-style-name="P6" draw:layer="layout" svg:width="3.007cm" svg:height="1.233cm" draw:transform="skewX (0.00488692190558412) rotate (0.00593411945678072) translate (6.198cm 12.718cm)">
            <text:p text:style-name="P1"><text:span text:style-name="T1">M-Pharma</text:span></text:p>
            <text:p text:style-name="P1"><text:span text:style-name="T1">Type: T </text:span></text:p>
            <text:p text:style-name="P1"><text:span text:style-name="T1">No: xy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8" draw:layer="layout" svg:width="1.008cm" svg:height="0.963cm" svg:x="8.1cm" svg:y="12.887cm">
            <draw:image xlink:href="Pictures/10000000000000700000006BB5CB1BFFE89C2AB2.png" xlink:type="simple" xlink:show="embed" xlink:actuate="onLoad">
              <text:p/>
            </draw:image>
          </draw:frame>
          <draw:line draw:style-name="gr15" draw:text-style-name="P8" draw:layer="layout" svg:x1="6cm" svg:y1="12.6cm" svg:x2="6.4cm" svg:y2="12.4cm">
            <text:p/>
          </draw:line>
          <draw:line draw:style-name="gr15" draw:text-style-name="P8" draw:layer="layout" svg:x1="9.4cm" svg:y1="12.6cm" svg:x2="9.8cm" svg:y2="12.4cm">
            <text:p/>
          </draw:line>
          <draw:line draw:style-name="gr15" draw:text-style-name="P8" draw:layer="layout" svg:x1="9.4cm" svg:y1="14cm" svg:x2="9.8cm" svg:y2="13.8cm">
            <text:p/>
          </draw:line>
          <draw:line draw:style-name="gr15" draw:text-style-name="P8" draw:layer="layout" svg:x1="6.4cm" svg:y1="12.4cm" svg:x2="9.8cm" svg:y2="12.4cm">
            <text:p/>
          </draw:line>
          <draw:line draw:style-name="gr15" draw:text-style-name="P8" draw:layer="layout" svg:x1="9.8cm" svg:y1="12.4cm" svg:x2="9.8cm" svg:y2="13.8cm">
            <text:p/>
          </draw:line>
          <draw:line draw:style-name="gr15" draw:text-style-name="P8" draw:layer="layout" svg:x1="9.4cm" svg:y1="12.6cm" svg:x2="6cm" svg:y2="12.6cm">
            <text:p/>
          </draw:line>
          <draw:line draw:style-name="gr15" draw:text-style-name="P8" draw:layer="layout" svg:x1="9.4cm" svg:y1="12.6cm" svg:x2="9.4cm" svg:y2="14cm">
            <text:p/>
          </draw:line>
          <draw:line draw:style-name="gr15" draw:text-style-name="P8" draw:layer="layout" svg:x1="6cm" svg:y1="12.6cm" svg:x2="6cm" svg:y2="14cm">
            <text:p/>
          </draw:line>
          <draw:line draw:style-name="gr15" draw:text-style-name="P8" draw:layer="layout" svg:x1="9.4cm" svg:y1="14cm" svg:x2="6cm" svg:y2="14cm">
            <text:p/>
          </draw:line>
        </draw:g>
        <draw:connector draw:style-name="gr6" draw:text-style-name="P8" draw:layer="layout" draw:type="curve" svg:x1="3.364cm" svg:y1="11.3cm" svg:x2="6cm" svg:y2="13.2cm" draw:start-shape="id4" draw:start-glue-point="2" draw:end-shape="id10" draw:end-glue-point="3" svg:d="M3364 11300c0 1267 878 1900 2636 1900" svg:viewBox="0 0 2637 1901">
          <text:p/>
        </draw:connector>
      </draw:page>
      <draw:page draw:name="page3" draw:style-name="dp1" draw:master-page-name="Standard">
        <draw:custom-shape draw:style-name="gr1" draw:text-style-name="P2" draw:layer="layout" svg:width="19cm" svg:height="5.5cm" svg:x="1cm" svg:y="22cm">
          <text:p text:style-name="P1"><text:span text:style-name="T1">User: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5.5cm" svg:x="1cm" svg:y="8.9cm">
          <text:p text:style-name="P1"><text:span text:style-name="T1">Progamming: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5.5cm" svg:x="1cm" svg:y="15.7cm">
          <text:p text:style-name="P1"><text:span text:style-name="T1">Blockchai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7.5cm" svg:height="4.1cm" svg:x="3.9cm" svg:y="16.7cm">
          <text:p text:style-name="P3"><text:span text:style-name="T1">Block No 1234 <text:s text:c="4"/>Time 12.1.18 20:03</text:span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13cm" svg:height="2.707cm" draw:transform="skewX (0.00436332312998583) rotate (0.00593411945678072) translate (4.256cm 17.764cm)">
          <text:p text:style-name="P1"><text:span text:style-name="T1">Transaction</text:span></text:p>
          <text:p text:style-name="P1"><text:span text:style-name="T1"/></text:p>
          <text:p text:style-name="P1"><text:span text:style-name="T1">Item xyz</text:span></text:p>
          <text:p text:style-name="P1"><text:span text:style-name="T1">Owner:</text:span></text:p>
          <text:p text:style-name="P1"><text:span text:style-name="T1">Status a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5" draw:id="id15" draw:layer="layout" svg:width="2.013cm" svg:height="2.707cm" draw:transform="skewX (0.00436332312998583) rotate (0.00593411945678072) translate (4.383cm 17.793cm)">
          <text:p text:style-name="P1"><text:span text:style-name="T1">Contract</text:span></text:p>
          <text:p text:style-name="P1"><text:span text:style-name="T1"/></text:p>
          <text:p text:style-name="P1"><text:span text:style-name="T1">Bytecode:</text:span></text:p>
          <text:p text:style-name="P1"><text:span text:style-name="T1">PUSH1 0x60 <text:s/></text:span></text:p>
          <text:p text:style-name="P1"><text:span text:style-name="T1">MSTO..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6.556cm 17.764cm)">
          <text:p text:style-name="P1"><text:span text:style-name="T1">Tra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8.856cm 17.764cm)">
          <text:p text:style-name="P1"><text:span text:style-name="T1">Tra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2" draw:id="id12" draw:layer="layout" svg:width="7.5cm" svg:height="4.1cm" svg:x="12.1cm" svg:y="16.7cm">
          <text:p text:style-name="P3"><text:span text:style-name="T1">Block No 1235 <text:s text:c="4"/>Time 12.1.18 20:05</text:span></text:p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013cm" svg:height="2.707cm" draw:transform="skewX (0.00436332312998583) rotate (0.00593411945678072) translate (12.456cm 17.764cm)">
          <text:p text:style-name="P1"><text:span text:style-name="T1">Transaction</text:span></text:p>
          <text:p text:style-name="P1"><text:span text:style-name="T1"/></text:p>
          <text:p text:style-name="P1"><text:span text:style-name="T1">Item xyz</text:span></text:p>
          <text:p text:style-name="P1"><text:span text:style-name="T1">Owner:</text:span></text:p>
          <text:p text:style-name="P1"><text:span text:style-name="T1">Status a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7" draw:id="id17" draw:layer="layout" svg:width="2.013cm" svg:height="2.707cm" draw:transform="skewX (0.00436332312998583) rotate (0.00593411945678072) translate (12.456cm 17.764cm)">
          <text:p text:style-name="P1"><text:span text:style-name="T1">Transaction</text:span></text:p>
          <text:p text:style-name="P1"><text:span text:style-name="T1"/></text:p>
          <text:p text:style-name="P1"><text:span text:style-name="T1">Produce()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14.9cm 17.793cm)">
          <text:p text:style-name="P1"><text:span text:style-name="T1">Tra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013cm" svg:height="2.707cm" draw:transform="skewX (0.00436332312998583) rotate (0.00593411945678072) translate (17.056cm 17.764cm)">
          <text:p text:style-name="P1"><text:span text:style-name="T1">Tra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14" draw:id="id14" draw:layer="layout" svg:width="3.44cm" svg:height="2.456cm" draw:transform="skewX (0.00453785605518526) rotate (0.00593411945678072) translate (2.356cm 10.564cm)">
          <text:p text:style-name="P1"><text:span text:style-name="T1">Contract:</text:span></text:p>
          <text:p text:style-name="P1"><text:span text:style-name="T1"><text:s/></text:span></text:p>
          <text:p text:style-name="P1"><text:span text:style-name="T1">Contrat Auto {</text:span></text:p>
          <text:p text:style-name="P1"><text:span text:style-name="T1">function produce()</text:span></text:p>
          <text:p text:style-name="P1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1.4cm" svg:y1="18.75cm" svg:x2="12.1cm" svg:y2="18.75cm" draw:start-shape="id11" draw:start-glue-point="1" draw:end-shape="id12" draw:end-glue-point="3" svg:d="M11400 18750h700" svg:viewBox="0 0 701 1">
          <text:p/>
        </draw:connector>
        <draw:g xml:id="id13" draw:id="id13">
          <draw:custom-shape draw:style-name="gr7" draw:text-style-name="P4" draw:layer="layout" svg:width="2cm" svg:height="4.1cm" svg:x="1.1cm" svg:y="16.7cm">
            <text:p text:style-name="P3"><text:span text:style-name="T1">18 20:01</text:span></text:p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</draw:g>
        <draw:connector draw:style-name="gr6" draw:text-style-name="P8" draw:layer="layout" draw:type="line" svg:x1="3.1cm" svg:y1="18.75cm" svg:x2="3.9cm" svg:y2="18.75cm" draw:start-shape="id13" draw:start-glue-point="1" svg:d="M3100 18750h800" svg:viewBox="0 0 801 1">
          <text:p/>
        </draw:connector>
        <draw:connector draw:style-name="gr6" draw:text-style-name="P8" draw:layer="layout" draw:type="curve" svg:x1="4.08cm" svg:y1="13.01cm" svg:x2="5.389cm" svg:y2="17.787cm" draw:start-shape="id14" draw:start-glue-point="2" draw:end-shape="id15" draw:end-glue-point="0" svg:d="M4080 13010c0 3585 1309 1197 1309 4777" svg:viewBox="0 0 1310 4778">
          <text:p/>
        </draw:connector>
        <draw:custom-shape draw:style-name="gr8" draw:text-style-name="P6" draw:layer="layout" svg:width="1.59cm" svg:height="2.707cm" draw:transform="skewX (0.00436332312998582) rotate (0.00593411945678072) translate (1.098cm 17.775cm)">
          <text:p text:style-name="P1"><text:span text:style-name="T1">nsac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2.589cm" svg:height="0.645cm" svg:x="7.826cm" svg:y="11.26cm">
          <draw:text-box>
            <text:p><text:span text:style-name="T1">Interf</text:span><text:span text:style-name="T1">ace</text:span></text:p>
          </draw:text-box>
        </draw:frame>
        <draw:frame draw:style-name="gr11" draw:text-style-name="P9" draw:layer="layout" svg:width="2.373cm" svg:height="0.645cm" svg:x="1.8cm" svg:y="12.955cm">
          <draw:text-box>
            <text:p><text:span text:style-name="T1">S</text:span><text:span text:style-name="T1">ol</text:span><text:span text:style-name="T1">id</text:span><text:span text:style-name="T1">it</text:span><text:span text:style-name="T1">y</text:span></text:p>
          </draw:text-box>
        </draw:frame>
        <draw:custom-shape draw:style-name="gr2" draw:text-style-name="P4" draw:layer="layout" svg:width="7.5cm" svg:height="4.1cm" svg:x="12cm" svg:y="22.8cm">
          <text:p text:style-name="P3"><text:span text:style-name="T1"><text:s text:c="17"/></text:span><text:span text:style-name="T1">Browser </text:span></text:p>
          <text:p text:style-name="P3"><text:span text:style-name="T1"><text:s text:c="13"/></text:span><text:span text:style-name="T1">Metamask plugi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curve" svg:x1="12.709cm" svg:y1="23.3cm" svg:x2="13.466cm" svg:y2="20.465cm" draw:start-shape="id16" draw:start-glue-point="0" draw:end-shape="id17" draw:end-glue-point="2" svg:d="M12709 23300c0-2121 757-704 757-2835" svg:viewBox="0 0 758 2836">
          <text:p/>
        </draw:connector>
        <draw:connector draw:style-name="gr6" draw:text-style-name="P8" draw:layer="layout" draw:type="curve" svg:x1="15.7cm" svg:y1="24cm" svg:x2="14.247cm" svg:y2="13.384cm" draw:start-shape="id18" draw:start-glue-point="0" draw:end-shape="id19" draw:end-glue-point="2" svg:d="M15700 24000c0-7950-1453-2642-1453-10616" svg:viewBox="0 0 1454 10617">
          <text:p/>
        </draw:connector>
        <draw:frame draw:style-name="gr12" draw:text-style-name="P9" draw:layer="layout" svg:width="2.441cm" svg:height="0.645cm" svg:x="3.501cm" svg:y="21.201cm">
          <draw:text-box>
            <text:p><text:span text:style-name="T1">Request </text:span><text:span text:style-name="T1">xyz</text:span></text:p>
          </draw:text-box>
        </draw:frame>
        <draw:frame draw:style-name="gr12" draw:text-style-name="P9" draw:layer="layout" svg:width="2.441cm" svg:height="0.645cm" svg:x="12.259cm" svg:y="21.155cm">
          <draw:text-box>
            <text:p><text:span text:style-name="T1">write</text:span></text:p>
          </draw:text-box>
        </draw:frame>
        <draw:frame draw:style-name="gr11" draw:text-style-name="P9" draw:layer="layout" svg:width="2.373cm" svg:height="0.645cm" svg:x="13.642cm" svg:y="13.849cm">
          <draw:text-box>
            <text:p><text:span text:style-name="T1">html</text:span></text:p>
          </draw:text-box>
        </draw:frame>
        <draw:frame draw:style-name="gr9" draw:text-style-name="P9" draw:layer="layout" svg:width="2.589cm" svg:height="0.645cm" svg:x="4.414cm" svg:y="15.344cm">
          <draw:text-box>
            <text:p><text:span text:style-name="T1">bytecode</text:span></text:p>
          </draw:text-box>
        </draw:frame>
        <draw:custom-shape draw:style-name="gr17" draw:text-style-name="P11" xml:id="id19" draw:id="id19" draw:layer="layout" svg:width="5.306cm" svg:height="3.555cm" draw:transform="skewX (0.00453785605518526) rotate (0.00593411945678072) translate (11.589cm 9.845cm)">
          <text:p text:style-name="P1"><text:span text:style-name="T1">Web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xml:id="id20" draw:id="id20" draw:layer="layout" svg:width="3.44cm" svg:height="2.456cm" draw:transform="skewX (0.00453785605518526) rotate (0.00593411945678072) translate (12cm 10.62cm)">
          <text:p text:style-name="P1"><text:span text:style-name="T1">GUI</text:span></text:p>
          <text:p text:style-name="P1"><text:span text:style-name="T1"><text:s/></text:span></text:p>
          <text:p text:style-name="P1"><text:span text:style-name="T1">&lt;html lang=“en“&gt;</text:span></text:p>
          <text:p text:style-name="P1"><text:span text:style-name="T1">&lt;body&gt;</text:span></text:p>
          <text:p text:style-name="P1"><text:span text:style-name="T1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curve" svg:x1="4.08cm" svg:y1="13.01cm" svg:x2="12.001cm" svg:y2="11.848cm" draw:start-shape="id14" draw:start-glue-point="2" draw:end-shape="id20" draw:end-glue-point="3" svg:d="M4080 13010c0 766 2411 639 3229 157s42-1319 4692-1319" svg:viewBox="0 0 7922 1709">
          <text:p/>
        </draw:connector>
        <draw:connector draw:style-name="gr6" draw:text-style-name="P8" draw:layer="layout" draw:type="curve" svg:x1="13.724cm" svg:y1="13.066cm" svg:x2="13.462cm" svg:y2="17.758cm" draw:start-shape="id20" draw:end-shape="id17" draw:end-glue-point="0" svg:d="M13724 13066c0 3522-262 1176-262 4692" svg:viewBox="0 0 263 4693">
          <text:p/>
        </draw:connector>
        <draw:custom-shape draw:style-name="gr16" draw:text-style-name="P7" draw:layer="layout" svg:width="3.44cm" svg:height="2.456cm" draw:transform="skewX (0.00453785605518526) rotate (0.00593411945678072) translate (12.001cm 10.62cm)">
          <text:p text:style-name="P1"><text:span text:style-name="T1">GUI</text:span></text:p>
          <text:p text:style-name="P1"><text:span text:style-name="T1"><text:s/></text:span></text:p>
          <text:p text:style-name="P1"><text:span text:style-name="T1">&lt;html lang=“en“&gt;</text:span></text:p>
          <text:p text:style-name="P1"><text:span text:style-name="T1">&lt;body&gt;</text:span></text:p>
          <text:p text:style-name="P1"><text:span text:style-name="T1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xml:id="id16" draw:id="id16" draw:layer="layout" svg:width="0.819cm" svg:height="0.793cm" svg:x="12.3cm" svg:y="23.3cm">
          <draw:image xlink:href="Pictures/100000000000001F0000001EDB464585C5F577EB.png" xlink:type="simple" xlink:show="embed" xlink:actuate="onLoad">
            <text:p/>
          </draw:image>
        </draw:frame>
        <draw:frame draw:style-name="gr12" draw:text-style-name="P9" draw:layer="layout" svg:width="2.441cm" svg:height="0.645cm" svg:x="12.059cm" svg:y="14.655cm">
          <draw:text-box>
            <text:p><text:span text:style-name="T1">Request </text:span></text:p>
          </draw:text-box>
        </draw:frame>
        <draw:custom-shape draw:style-name="gr19" draw:text-style-name="P4" xml:id="id18" draw:id="id18" draw:layer="layout" svg:width="6.8cm" svg:height="2.3cm" svg:x="12.3cm" svg:y="24cm">
          <text:p text:style-name="P3"><text:span text:style-name="T1"><text:s/></text:span><text:span text:style-name="T1">Data ….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2.1cm" svg:y1="23.3cm" svg:x2="19.5cm" svg:y2="2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7:50:32.655680243</meta:creation-date>
    <dc:date>2018-02-04T21:32:15.423168564</dc:date>
    <meta:editing-duration>PT33M47S</meta:editing-duration>
    <meta:editing-cycles>8</meta:editing-cycles>
    <meta:generator>LibreOffice/5.1.6.2$Linux_X86_64 LibreOffice_project/10m0$Build-2</meta:generator>
    <meta:document-statistic meta:object-count="82"/>
  </office:meta>
</office:document-meta>
</file>